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0" table:number-columns-repeated="1010" table:default-cell-style-name="ce26"/>
        <table:table-row table:style-name="ro1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/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office:value-type="string" calcext:value-type="string">
            <text:p>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donnareid.ca/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8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table:number-columns-repeated="3"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table:number-columns-repeated="3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 table:number-columns-repeated="9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table:number-columns-repeated="3"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8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table:number-columns-repeated="2"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info@wardsixkris.com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ris.sim.ward7@gmail.com</text:p>
          </table:table-cell>
          <table:table-cell table:number-columns-repeated="9"/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 Ward7@vandanpatel.ca</text:p>
          </table:table-cell>
          <table:table-cell office:value-type="string" calcext:value-type="string">
            <text:p>Tel:+1-519-352-4100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<text:a xlink:href="https://www.facebook.com/vandanforward8/" xlink:type="simple">https://www.facebook.com/vandanforward8/</text:a> https://www.facebook.com/VandanForWard7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519-465-0037 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kora.bob@gmail.com</text:p>
          </table:table-cell>
          <table:table-cell table:number-columns-repeated="19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illcodycambridge@gmail.com</text:p>
          </table:table-cell>
          <table:table-cell table:number-columns-repeated="8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/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table:number-columns-repeated="2"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 table:number-columns-repeated="7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/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table:number-columns-repeated="18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table:number-columns-repeated="5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16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table:number-columns-repeated="2"/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ong@matteroftaste.ca</text:p>
          </table:table-cell>
          <table:table-cell table:number-columns-repeated="2"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table:number-columns-repeated="2"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8"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cnsargeant@gmail.com hello@colleen-james.ca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<text:a xlink:href="mailto:mac@votemacgraham.ca" xlink:type="simple">mac@votemacgraham.ca</text:a> mac@klynefinancial.com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table:number-columns-repeated="3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grabka.org/</text:p>
          </table:table-cell>
          <table:table-cell office:value-type="string" calcext:value-type="string">
            <text:p>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barb@barbchrysler.com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/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robevansmayor@gmail.com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16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-gnii.com/</text:p>
          </table:table-cell>
          <table:table-cell/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jimaerb@gmail.com info@jimerbwaterloo.ca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table:number-columns-repeated="2"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s://www.linkedin.com/in/john-vieth-a562a619/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ndajcuff@gmail.com</text:p>
          </table:table-cell>
          <table:table-cell office:value-type="string" calcext:value-type="string">
            <text:p>Tel:+1-519-497-2819</text:p>
          </table:table-cell>
          <table:table-cell table:number-columns-repeated="18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table:number-columns-repeated="11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7"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eryl4ward2.com/index.php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ry4Wilmot@gmail.com</text:p>
          </table:table-cell>
          <table:table-cell table:number-columns-repeated="1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5"/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/>
          <table:table-cell office:value-type="string" calcext:value-type="string">
            <text:p>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nniebryant@outlook.com</text:p>
          </table:table-cell>
          <table:table-cell/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/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 table:number-columns-repeated="9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hantz@golden.net</text:p>
          </table:table-cell>
          <table:table-cell office:value-type="string" calcext:value-type="string">
            <text:p>Tel:+1-519-669-8981</text:p>
          </table:table-cell>
          <table:table-cell/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 table:number-columns-repeated="10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4T03:02:56.664314021</dc:date>
    <meta:editing-duration>P5DT6H53M13S</meta:editing-duration>
    <meta:editing-cycles>72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2978" meta:object-count="0"/>
  </office:meta>
</office:document-meta>
</file>